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9.014cm"/>
    </style:style>
    <style:style style:name="gr2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9.91cm"/>
    </style:style>
    <style:style style:name="gr3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12.34cm"/>
    </style:style>
    <style:style style:name="gr4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6.1cm"/>
    </style:style>
    <style:style style:name="gr5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2.29cm"/>
    </style:style>
    <style:style style:name="P1" style:family="paragraph">
      <style:paragraph-properties style:text-autospace="none"/>
    </style:style>
    <style:style style:name="P2" style:family="paragraph">
      <style:text-properties fo:color="#000000" fo:font-family="'Times New Roman'" style:font-family-generic="roman" style:font-pitch="variable" fo:font-size="9pt" fo:font-weight="normal" style:font-size-asian="9pt" style:font-weight-asian="normal" style:font-size-complex="9pt" style:font-weight-complex="normal"/>
    </style:style>
    <style:style style:name="P3" style:family="paragraph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000000" fo:font-family="'Times New Roman'" style:font-family-generic="roman" style:font-pitch="variable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000000" style:text-outline="false" style:text-line-through-style="none" fo:font-family="'Times New Roman'" style:font-family-generic="roman" style:font-pitch="variable" fo:font-size="9pt" fo:font-style="normal" fo:text-shadow="none" style:text-underline-style="none" fo:font-weight="normal" style:letter-kerning="true" style:font-family-asian="Monaco" style:font-family-generic-asian="modern" style:font-pitch-asian="fixed" style:font-size-asian="9pt" style:font-style-asian="normal" style:font-weight-asian="normal" style:font-family-complex="Monaco" style:font-family-generic-complex="modern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'Times New Roman'" style:font-family-generic="roman" style:font-pitch="variable" fo:font-size="9pt" fo:font-weight="normal" style:font-family-asian="Monaco" style:font-family-generic-asian="modern" style:font-pitch-asian="fixed" style:font-size-asian="9pt" style:font-weight-asian="normal" style:font-family-complex="Monaco" style:font-family-generic-complex="modern" style:font-pitch-complex="fixed" style:font-size-complex="9pt" style:font-weight-complex="normal"/>
    </style:style>
    <style:style style:name="T4" style:family="text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family="'Times New Roman'" style:font-family-generic="roman" style:font-pitch="variable" fo:font-size="8pt" fo:font-weight="normal" style:font-family-asian="Monaco" style:font-family-generic-asian="modern" style:font-pitch-asian="fixed" style:font-size-asian="8pt" style:font-weight-asian="normal" style:font-family-complex="Monaco" style:font-family-generic-complex="modern" style:font-pitch-complex="fixed" style:font-size-complex="8pt" style:font-weight-complex="normal"/>
    </style:style>
    <style:style style:name="T6" style:family="text">
      <style:text-properties fo:color="#000000" style:text-outline="false" style:text-line-through-style="none" fo:font-family="'Times New Roman'" style:font-family-generic="roman" style:font-pitch="variable" fo:font-size="8pt" fo:font-style="normal" fo:text-shadow="none" style:text-underline-style="none" fo:font-weight="normal" style:letter-kerning="true" style:font-family-asian="Monaco" style:font-family-generic-asian="modern" style:font-pitch-asian="fixed" style:font-size-asian="8pt" style:font-style-asian="normal" style:font-weight-asian="normal" style:font-family-complex="Monaco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family="'Times New Roman'" style:font-style-name="Regular" style:font-family-generic="roman" fo:font-size="9pt" fo:font-weight="normal" style:font-family-asian="'Times New Roman'" style:font-style-name-asian="Regular" style:font-family-generic-asian="roman" style:font-size-asian="9pt" style:font-weight-asian="normal" style:font-family-complex="'Times New Roman'" style:font-style-name-complex="Regular" style:font-family-generic-complex="roman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11.43cm" svg:height="9.264cm" svg:x="4.18cm" svg:y="1.261cm">
          <draw:text-box>
            <text:p><text:span text:style-name="T1">1. public class HCCVertex extends Vertex&lt;IntWritable, IntWritable&gt; {</text:span></text:p>
            <text:p><text:span text:style-name="T1">2. </text:span></text:p>
            <text:p><text:span text:style-name="T2">3. <text:s text:c="6"/>@Override</text:span></text:p>
            <text:p text:style-name="P1"><text:span text:style-name="T3">4. <text:s text:c="6"/>public void compute(Iterable&lt;IntWritable&gt; messageValues, int superstepNo) {</text:span></text:p>
            <text:p text:style-name="P1"><text:span text:style-name="T3">5. <text:s text:c="10"/>if (superstepNo == 1) {</text:span></text:p>
            <text:p text:style-name="P1"><text:span text:style-name="T3">6. <text:s text:c="14"/>setValue(new IntWritable(getId()));</text:span></text:p>
            <text:p text:style-name="P1"><text:span text:style-name="T3">7. <text:s text:c="14"/>sendMessages(getNeighborIds(), getValue());</text:span></text:p>
            <text:p text:style-name="P1"><text:span text:style-name="T3">8. <text:s text:c="10"/>} else {</text:span></text:p>
            <text:p text:style-name="P1"><text:span text:style-name="T3">9. <text:s text:c="14"/>int minValue = getValue().value();</text:span></text:p>
            <text:p text:style-name="P1"><text:span text:style-name="T3">10. <text:s text:c="13"/>for (IntWritable message : messageValues) {</text:span></text:p>
            <text:p text:style-name="P1"><text:span text:style-name="T3">11. <text:s text:c="17"/>if (message.value() &lt; minValue) {</text:span></text:p>
            <text:p text:style-name="P1"><text:span text:style-name="T3">12. <text:s text:c="22"/>minValue = message.value();</text:span></text:p>
            <text:p text:style-name="P1"><text:span text:style-name="T3">13.</text:span><text:span text:style-name="T3"><text:tab/></text:span><text:span text:style-name="T3"> <text:s text:c="7"/>}</text:span></text:p>
            <text:p text:style-name="P1"><text:span text:style-name="T3">14. <text:s text:c="13"/>}</text:span></text:p>
            <text:p text:style-name="P1"><text:span text:style-name="T3">15. <text:s text:c="13"/>if (minValue &lt; getValue().getValue()) {</text:span></text:p>
            <text:p text:style-name="P1"><text:span text:style-name="T3">16. <text:s text:c="17"/>setValue(new IntWritable(minValue));</text:span></text:p>
            <text:p text:style-name="P1"><text:span text:style-name="T3">17. <text:s text:c="17"/>sendMessages(getNeighborIds(), getValue());</text:span></text:p>
            <text:p text:style-name="P1"><text:span text:style-name="T3">18. <text:s text:c="13"/>} else {</text:span></text:p>
            <text:p text:style-name="P1"><text:span text:style-name="T3">19. <text:s text:c="17"/>voteToHalt();</text:span></text:p>
            <text:p text:style-name="P1"><text:span text:style-name="T3">20. <text:s text:c="13"/>}</text:span></text:p>
            <text:p text:style-name="P1"><text:span text:style-name="T3">21. <text:s text:c="9"/>}</text:span></text:p>
            <text:p text:style-name="P1"><text:span text:style-name="T3">22. <text:s text:c="5"/>}</text:span></text:p>
            <text:p text:style-name="P1"><text:span text:style-name="T3">23.}</text:span></text:p>
          </draw:text-box>
        </draw:frame>
      </draw:page>
      <draw:page draw:name="page2" draw:style-name="dp1" draw:master-page-name="Default">
        <draw:frame draw:style-name="gr2" draw:text-style-name="P3" draw:layer="measurelines" svg:width="12.304cm" svg:height="10.16cm" svg:x="2.19cm" svg:y="1.635cm">
          <draw:text-box>
            <text:p><text:span text:style-name="T4">1. public class ClusteringVertex extends Vertex&lt;TwoIntWritable, TwoIntWritable&gt; {</text:span></text:p>
            <text:p><text:span text:style-name="T5">2. </text:span></text:p>
            <text:p><text:span text:style-name="T6">3. <text:s text:c="6"/>@Override</text:span></text:p>
            <text:p text:style-name="P1"><text:span text:style-name="T5">4. <text:s text:c="6"/>public void compute(Iterable&lt;TwoIntWritable&gt; messageValues, int superstepNo){</text:span></text:p>
            <text:p text:style-name="P1"><text:span text:style-name="T5">5. <text:s text:c="10"/>if (superstepNo == 1) {</text:span></text:p>
            <text:p text:style-name="P1"><text:span text:style-name="T5">6. <text:s text:c="14"/>Set&lt;Integer&gt; clusterCenters = getGlobalObjects(“cluster-centers”);</text:span></text:p>
            <text:p text:style-name="P1"><text:span text:style-name="T5">7. <text:s text:c="14"/>setValue(clusterCenters.contains(getId()) ? </text:span></text:p>
            <text:p text:style-name="P1"><text:span text:style-name="T5">8. <text:s text:c="20"/>new TwoIntWritable(0, getId()) : new TwoIntWritable(Integer.MAX_VALUE, null));</text:span></text:p>
            <text:p text:style-name="P1"><text:span text:style-name="T5">9. <text:s text:c="14"/>if (clusterCenters.contains(getId())) {</text:span></text:p>
            <text:p text:style-name="P1"><text:span text:style-name="T5">10.</text:span><text:span text:style-name="T5"><text:tab/></text:span><text:span text:style-name="T5"> <text:s text:c="2"/>sendMessages(getNeighborIds(), getValue());</text:span></text:p>
            <text:p text:style-name="P1"><text:span text:style-name="T5">11. <text:s text:c="13"/>}</text:span></text:p>
            <text:p text:style-name="P1"><text:span text:style-name="T5">12. <text:s text:c="9"/>} else {</text:span></text:p>
            <text:p text:style-name="P1"><text:span text:style-name="T5">13. <text:s text:c="13"/>int minDistance = getValue().value().fst;</text:span></text:p>
            <text:p text:style-name="P1"><text:span text:style-name="T5">14. <text:s text:c="13"/>int minDistanceClusterId = getValue().value().snd;</text:span></text:p>
            <text:p text:style-name="P1"><text:span text:style-name="T5">15. <text:s text:c="13"/>for (TwoIntWritable message : messageValues) {</text:span></text:p>
            <text:p text:style-name="P1"><text:span text:style-name="T5">16. <text:s text:c="17"/>if (message.value().fst &lt; minValue) {</text:span></text:p>
            <text:p text:style-name="P1"><text:span text:style-name="T5">17. <text:s text:c="22"/>minValue = message.value();</text:span></text:p>
            <text:p text:style-name="P1"><text:span text:style-name="T5">18. <text:s text:c="22"/>minDistanceClusterId = message().value().snd;</text:span></text:p>
            <text:p text:style-name="P1"><text:span text:style-name="T5">19.</text:span><text:span text:style-name="T5"><text:tab/></text:span><text:span text:style-name="T5"> <text:s text:c="3"/>}</text:span></text:p>
            <text:p text:style-name="P1"><text:span text:style-name="T5">20. <text:s text:c="13"/>}</text:span></text:p>
            <text:p text:style-name="P1"><text:span text:style-name="T5">21. <text:s text:c="13"/>if (minDistance &lt; getValue().value().fst) {</text:span></text:p>
            <text:p text:style-name="P1"><text:span text:style-name="T5">22. <text:s text:c="17"/>setValue(new TwoIntWritable(minDistance, minDistanceClusterId));</text:span></text:p>
            <text:p text:style-name="P1"><text:span text:style-name="T5">23. <text:s text:c="17"/>sendMessages(getNeighborIds(), getValue());</text:span></text:p>
            <text:p text:style-name="P1"><text:span text:style-name="T5">24. <text:s text:c="13"/>} else {</text:span></text:p>
            <text:p text:style-name="P1"><text:span text:style-name="T5">25. <text:s text:c="17"/>voteToHalt();</text:span></text:p>
            <text:p text:style-name="P1"><text:span text:style-name="T5">26. <text:s text:c="13"/>}</text:span></text:p>
            <text:p text:style-name="P1"><text:span text:style-name="T5">27. <text:s text:c="9"/>}</text:span></text:p>
            <text:p text:style-name="P1"><text:span text:style-name="T5">28. <text:s text:c="5"/>}</text:span></text:p>
            <text:p text:style-name="P1"><text:span text:style-name="T5">29.}</text:span></text:p>
          </draw:text-box>
        </draw:frame>
      </draw:page>
      <draw:page draw:name="page3" draw:style-name="dp1" draw:master-page-name="Default">
        <draw:frame draw:style-name="gr3" draw:text-style-name="P2" draw:layer="measurelines" svg:width="16.175cm" svg:height="12.59cm" svg:x="1.963cm" svg:y="1.745cm">
          <draw:text-box>
            <text:p><text:span text:style-name="T3">1. <text:s/>public class SimpleClusteringMaster extends Master {</text:span></text:p>
            <text:p><text:span text:style-name="T3">2. </text:span></text:p>
            <text:p><text:span text:style-name="T3">3. <text:s text:c="4"/>@Override</text:span></text:p>
            <text:p><text:span text:style-name="T3">4. <text:s text:c="4"/>public void compute(int nextSuperstepNo) {</text:span></text:p>
            <text:p><text:span text:style-name="T3">5. <text:s text:c="8"/>if (nextSuperstepNo == 1) {</text:span></text:p>
            <text:p><text:span text:style-name="T3">6. <text:s text:c="13"/>pickKVerticesAndPutIntoGlobalObjects();</text:span></text:p>
            <text:p><text:span text:style-name="T3">7. <text:s text:c="13"/>getGlobalObjects().put("comp-stage", new IntGlobalObject(CompStage.CLUSTER_FINDING_1));</text:span></text:p>
            <text:p><text:span text:style-name="T3">8. <text:s text:c="8"/>} <text:s/>else {</text:span></text:p>
            <text:p><text:span text:style-name="T3">9. <text:s text:c="12"/>int compStage = getGlobalObject("comp-stage").value();</text:span></text:p>
            <text:p><text:span text:style-name="T3">10. <text:s text:c="10"/>switch(compStage) {</text:span></text:p>
            <text:p><text:span text:style-name="T3">11. <text:s text:c="10"/>case CompStage.CLUSTER_FINDING_1:</text:span></text:p>
            <text:p><text:span text:style-name="T3">12. <text:s text:c="15"/>getGlobalObjects().put("comp-stage", new IntGlobalObject(CompStage.CLUSTER_FINDING_2));</text:span></text:p>
            <text:p><text:span text:style-name="T3">13. <text:s text:c="10"/>break;</text:span></text:p>
            <text:p><text:span text:style-name="T3">14. <text:s text:c="10"/>case CompStage.CLUSTER_FINDING_2:</text:span></text:p>
            <text:p><text:span text:style-name="T3">15. <text:s text:c="17"/>if (numActiveVertices() == 0) {</text:span></text:p>
            <text:p><text:span text:style-name="T3">16. <text:s text:c="21"/>getGlobalObjects().put("comp-stage", new IntGlobalObject(CompStage.EDGE_COUNTING_1));</text:span></text:p>
            <text:p><text:span text:style-name="T3">17. <text:s text:c="18"/>}</text:span></text:p>
            <text:p><text:span text:style-name="T3">18. <text:s text:c="10"/>break;</text:span></text:p>
            <text:p><text:span text:style-name="T3">19. <text:s text:c="10"/>case CompStage.EDGE_COUNTING_1:</text:span></text:p>
            <text:p><text:span text:style-name="T3">20. <text:s text:c="15"/>getGlobalObjects().put("comp-stage", new IntGlobalObject(CompStage.EDGE_COUNTING_2));</text:span></text:p>
            <text:p><text:span text:style-name="T3">21. <text:s text:c="10"/>break;</text:span></text:p>
            <text:p><text:span text:style-name="T3">22. <text:s text:c="11"/>case CompStage.EDGE_COUNTING_2:</text:span></text:p>
            <text:p><text:span text:style-name="T3">23. <text:s text:c="16"/>int numEdgesCrossing = getGlobalObject("num-edges-crossing").value();</text:span></text:p>
            <text:p><text:span text:style-name="T3">24. <text:s text:c="17"/>if (numEdgesCrossing &gt; threshold) {</text:span></text:p>
            <text:p><text:span text:style-name="T3">25. <text:s text:c="22"/>pickKVerticesAndPutIntoGlobalObjects();</text:span></text:p>
            <text:p><text:span text:style-name="T3">26. <text:s text:c="22"/>getGlobalObjects().put("comp-stage", new IntGlobalObject(CompStage.CLUSTER_FINDING_1));</text:span></text:p>
            <text:p><text:span text:style-name="T3">27. <text:s text:c="17"/>} else {</text:span></text:p>
            <text:p><text:span text:style-name="T3">28. <text:s text:c="22"/>terminateComputation();</text:span></text:p>
            <text:p><text:span text:style-name="T3">29. <text:s text:c="17"/>}</text:span></text:p>
            <text:p><text:span text:style-name="T3">30. <text:s text:c="11"/>}</text:span></text:p>
            <text:p><text:span text:style-name="T3">31. <text:s text:c="4"/>}</text:span></text:p>
            <text:p><text:span text:style-name="T3">32. }</text:span></text:p>
          </draw:text-box>
        </draw:frame>
      </draw:page>
      <draw:page draw:name="page4" draw:style-name="dp1" draw:master-page-name="Default">
        <draw:frame draw:style-name="gr4" draw:text-style-name="P3" draw:layer="measurelines" svg:width="11.669cm" svg:height="6.35cm" svg:x="2.19cm" svg:y="1.672cm">
          <draw:text-box>
            <text:p><text:span text:style-name="T4">1. public class EdgeCountingVertex extends Vertex&lt;IntWritable, IntWritable&gt; {</text:span></text:p>
            <text:p><text:span text:style-name="T4">2.</text:span></text:p>
            <text:p><text:span text:style-name="T6">3. <text:s text:c="5"/>@Override</text:span></text:p>
            <text:p text:style-name="P1"><text:span text:style-name="T5">4. <text:s text:c="5"/>public void compute(Iterable&lt;IntWritable&gt; messageValues, int superstepNo){</text:span></text:p>
            <text:p text:style-name="P1"><text:span text:style-name="T5">5. <text:s text:c="9"/>if (superstepNo == 1) {</text:span></text:p>
            <text:p text:style-name="P1"><text:span text:style-name="T5">6. <text:s text:c="11"/>sendMessages(getNeighborIds(), getValue().value());</text:span></text:p>
            <text:p text:style-name="P1"><text:span text:style-name="T5">7. <text:s text:c="9"/>} else if (superstepNo == 2) {</text:span></text:p>
            <text:p text:style-name="P1"><text:span text:style-name="T5">8. <text:s text:c="13"/>for (IntWritable message : messageValues) {</text:span></text:p>
            <text:p text:style-name="P1"><text:span text:style-name="T5">9. <text:s text:c="17"/>if (message.value() != getValue().value()) {</text:span></text:p>
            <text:p text:style-name="P1"><text:span text:style-name="T5">10. <text:s text:c="19"/>minValue = message.value();</text:span></text:p>
            <text:p text:style-name="P1"><text:span text:style-name="T5">11.</text:span><text:span text:style-name="T5"><text:tab/></text:span><text:span text:style-name="T5"> <text:s text:c="6"/>updateGlobalObject(“num-edges-crossing-clusters”, new IntWritable(1));</text:span></text:p>
            <text:p text:style-name="P1"><text:span text:style-name="T5">12.</text:span><text:span text:style-name="T5"><text:tab/></text:span><text:span text:style-name="T5"> <text:s text:c="2"/>}</text:span></text:p>
            <text:p text:style-name="P1"><text:span text:style-name="T5">13. <text:s text:c="12"/>}</text:span></text:p>
            <text:p text:style-name="P1"><text:span text:style-name="T5">14. <text:s text:c="12"/>voteToHalt();</text:span></text:p>
            <text:p text:style-name="P1"><text:span text:style-name="T5">15. <text:s text:c="9"/>}</text:span></text:p>
            <text:p text:style-name="P1"><text:span text:style-name="T5">16. <text:s text:c="5"/>}</text:span></text:p>
            <text:p text:style-name="P1"><text:span text:style-name="T5">17.}</text:span></text:p>
          </draw:text-box>
        </draw:frame>
      </draw:page>
      <draw:page draw:name="page5" draw:style-name="dp1" draw:master-page-name="Default">
        <draw:frame draw:style-name="gr5" draw:text-style-name="P2" draw:layer="measurelines" svg:width="8.887cm" svg:height="2.715cm" svg:x="2.061cm" svg:y="1.535cm">
          <draw:text-box>
            <text:p><text:span text:style-name="T1">Input: undirected G(V, E), int k, int </text:span><text:span text:style-name="T7">τ</text:span></text:p>
            <text:p><text:span text:style-name="T1">1. int numEdgesCrossing = INF;</text:span></text:p>
            <text:p><text:span text:style-name="T1">2. while (numEdgesCrossing &gt; </text:span><text:span text:style-name="T7">τ</text:span><text:span text:style-name="T1">)</text:span></text:p>
            <text:p><text:span text:style-name="T1">3. <text:s text:c="4"/>int[] clusterCenters = pickKRandomClusterCenters(G)</text:span></text:p>
            <text:p><text:span text:style-name="T1">4. <text:s text:c="4"/>assignEachVertexToClosestClusterCenter(G, clusterCenters)</text:span></text:p>
            <text:p><text:span text:style-name="T1">5. <text:s text:c="4"/>numEdgesCrossing = countNumEdgesCrossingClusters(G)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6.325cm" fo:margin-left="0.524cm" fo:margin-right="2.32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mih Salihoglu</meta:initial-creator>
    <meta:creation-date>2012-02-15T18:08:20</meta:creation-date>
    <dc:date>2012-03-04T12:57:48</dc:date>
    <dc:creator>Semih Salihoglu</dc:creator>
    <meta:editing-duration>PT132H49M52S</meta:editing-duration>
    <meta:editing-cycles>43</meta:editing-cycles>
    <meta:generator>OpenOffice.org/3.2$Unix OpenOffice.org_project/320m19$Build-9505</meta:generator>
    <meta:document-statistic meta:object-count="5"/>
  </office:meta>
</office:document-meta>
</file>